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8a7d8"/>
    </style:style>
    <style:style style:name="P3" style:family="paragraph" style:parent-style-name="Standard">
      <style:paragraph-properties fo:text-align="center" style:justify-single-word="false"/>
      <style:text-properties officeooo:rsid="0018c4db" officeooo:paragraph-rsid="0018c4db"/>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officeooo:rsid="00176c20" officeooo:paragraph-rsid="00176c20"/>
    </style:style>
    <style:style style:name="P6" style:family="paragraph" style:parent-style-name="Standard">
      <style:paragraph-properties fo:text-align="center" style:justify-single-word="false"/>
      <style:text-properties style:font-name="Times New Roman"/>
    </style:style>
    <style:style style:name="P7" style:family="paragraph" style:parent-style-name="Standard">
      <style:paragraph-properties fo:text-align="center" style:justify-single-word="false"/>
      <style:text-properties style:font-name="Times New Roman" officeooo:paragraph-rsid="00176c20"/>
    </style:style>
    <style:style style:name="P8" style:family="paragraph" style:parent-style-name="Standard">
      <style:paragraph-properties fo:text-align="center" style:justify-single-word="false"/>
      <style:text-properties style:font-name="Times New Roman" officeooo:rsid="0018a7d8" officeooo:paragraph-rsid="0018a7d8"/>
    </style:style>
    <style:style style:name="P9" style:family="paragraph" style:parent-style-name="Standard">
      <style:paragraph-properties fo:text-align="center" style:justify-single-word="false"/>
      <style:text-properties style:font-name="Times New Roman" fo:font-size="24pt" officeooo:rsid="00176c20" officeooo:paragraph-rsid="00176c20" style:font-size-asian="24pt" style:font-size-complex="24pt"/>
    </style:style>
    <style:style style:name="P10" style:family="paragraph" style:parent-style-name="Standard">
      <style:paragraph-properties fo:text-align="center" style:justify-single-word="false"/>
      <style:text-properties officeooo:rsid="001f3f43" officeooo:paragraph-rsid="001f3f43"/>
    </style:style>
    <style:style style:name="P11" style:family="paragraph" style:parent-style-name="Standard">
      <style:paragraph-properties fo:text-align="start" style:justify-single-word="false"/>
      <style:text-properties officeooo:rsid="001f3f43" officeooo:paragraph-rsid="001f3f43"/>
    </style:style>
    <style:style style:name="P12" style:family="paragraph" style:parent-style-name="Standard">
      <style:paragraph-properties fo:text-align="start" style:justify-single-word="false"/>
      <style:text-properties officeooo:rsid="00273fa2" officeooo:paragraph-rsid="00273fa2"/>
    </style:style>
    <style:style style:name="P13" style:family="paragraph" style:parent-style-name="Standard">
      <style:paragraph-properties fo:text-align="start" style:justify-single-word="false"/>
      <style:text-properties officeooo:rsid="00292e07" officeooo:paragraph-rsid="00292e07"/>
    </style:style>
    <style:style style:name="P14" style:family="paragraph" style:parent-style-name="Standard">
      <style:paragraph-properties fo:text-align="start" style:justify-single-word="false"/>
      <style:text-properties officeooo:rsid="002973eb" officeooo:paragraph-rsid="002973eb"/>
    </style:style>
    <style:style style:name="P15" style:family="paragraph" style:parent-style-name="Standard">
      <style:paragraph-properties fo:text-align="start" style:justify-single-word="false"/>
      <style:text-properties officeooo:rsid="002a6efd" officeooo:paragraph-rsid="002a6efd"/>
    </style:style>
    <style:style style:name="P16" style:family="paragraph" style:parent-style-name="Text_20_body">
      <style:paragraph-properties fo:text-align="start" style:justify-single-word="false"/>
      <style:text-properties officeooo:rsid="00273fa2" officeooo:paragraph-rsid="00273fa2"/>
    </style:style>
    <style:style style:name="P17" style:family="paragraph" style:parent-style-name="Text_20_body">
      <style:paragraph-properties fo:margin-left="0cm" fo:margin-right="0cm" fo:text-indent="0cm" style:auto-text-indent="false"/>
    </style:style>
    <style:style style:name="T1" style:family="text">
      <style:text-properties officeooo:rsid="00176c20"/>
    </style:style>
    <style:style style:name="T2" style:family="text">
      <style:text-properties officeooo:rsid="0018a7d8"/>
    </style:style>
    <style:style style:name="T3" style:family="text">
      <style:text-properties officeooo:rsid="001ac031"/>
    </style:style>
    <style:style style:name="T4" style:family="text">
      <style:text-properties officeooo:rsid="001bdbe4"/>
    </style:style>
    <style:style style:name="T5" style:family="text">
      <style:text-properties officeooo:rsid="001e863b"/>
    </style:style>
    <style:style style:name="T6" style:family="text">
      <style:text-properties fo:font-variant="normal" fo:text-transform="none" fo:color="#222222" style:font-name="sans-serif" fo:font-size="7.90000009536743pt" fo:letter-spacing="normal" fo:font-style="italic" fo:font-weight="bold"/>
    </style:style>
    <style:style style:name="T7" style:family="text">
      <style:text-properties fo:font-variant="normal" fo:text-transform="none" fo:color="#222222" style:font-name="sans-serif" fo:font-size="7.90000009536743pt" fo:letter-spacing="normal" fo:font-style="italic" fo:font-weight="normal"/>
    </style:style>
    <style:style style:name="T8" style:family="text">
      <style:text-properties fo:font-variant="normal" fo:text-transform="none" fo:color="#222222" style:font-name="sans-serif" fo:font-size="7.90000009536743pt" fo:letter-spacing="normal" fo:font-style="normal" fo:font-weight="bold"/>
    </style:style>
    <style:style style:name="T9" style:family="text">
      <style:text-properties fo:font-variant="normal" fo:text-transform="none" fo:color="#222222" style:font-name="sans-serif" fo:font-size="7.90000009536743pt" fo:letter-spacing="normal" fo:font-style="normal" fo:font-weight="normal"/>
    </style:style>
    <style:style style:name="T10" style:family="text">
      <style:text-properties fo:font-variant="normal" fo:text-transform="none" fo:color="#0b0080" style:text-line-through-style="none" style:text-line-through-type="none" style:font-name="sans-serif" fo:font-size="7.90000009536743pt" fo:letter-spacing="normal" fo:font-style="normal" style:text-underline-style="none" fo:font-weight="normal" style:text-blinking="false"/>
    </style:style>
    <style:style style:name="T11" style:family="text">
      <style:text-properties fo:font-variant="normal" fo:text-transform="none" fo:color="#0b0080" style:text-line-through-style="none" style:text-line-through-type="none" style:font-name="sans-serif" fo:font-size="7.90000009536743pt" fo:letter-spacing="normal" fo:font-style="italic" style:text-underline-style="none" fo:font-weight="normal" style:text-blinking="false"/>
    </style:style>
    <style:style style:name="T12" style:family="text">
      <style:text-properties officeooo:rsid="002973eb"/>
    </style:style>
    <style:style style:name="T13" style:family="text">
      <style:text-properties officeooo:rsid="002a6e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urse Recommendation System</text:p>
      <text:p text:style-name="P4"/>
      <text:p text:style-name="P4"/>
      <text:p text:style-name="P4"/>
      <text:p text:style-name="P4"/>
      <text:p text:style-name="P6">Report submitted in partial fulfillment of the requirement for the degree of</text:p>
      <text:p text:style-name="P6"/>
      <text:p text:style-name="P6">B.Tech</text:p>
      <text:p text:style-name="P6"/>
      <text:p text:style-name="P6">in</text:p>
      <text:p text:style-name="P6">Computer Science &amp; Engineering</text:p>
      <text:p text:style-name="P6"/>
      <text:p text:style-name="P6"/>
      <text:p text:style-name="P6">Under the supervision</text:p>
      <text:p text:style-name="P6"/>
      <text:p text:style-name="P6">of</text:p>
      <text:p text:style-name="P5">Ms Charu Gupta</text:p>
      <text:p text:style-name="P5">Assistant professor ,CSE Dept</text:p>
      <text:p text:style-name="P6"/>
      <text:p text:style-name="P6">by</text:p>
      <text:p text:style-name="P6"/>
      <text:p text:style-name="P7"><text:span text:style-name="T1">Achintya Sarkar 00720802715 , CSE-A</text:span></text:p>
      <text:p text:style-name="P5">Himanshu Ratnani 03220802715 , <text:span text:style-name="T2">CSE-A</text:span></text:p>
      <text:p text:style-name="P5">Aayush Tiwari 00420802715 , <text:span text:style-name="T2">CSE-A</text:span></text:p>
      <text:p text:style-name="P8">Abhishek Jain 0062002715, CSE-A</text:p>
      <text:p text:style-name="P6"/>
      <text:p text:style-name="P6">Department of Computer Science &amp; Engineering</text:p>
      <text:p text:style-name="P6">Bhagwan Parshuram Institute of Technology</text:p>
      <text:p text:style-name="P6">PSP-4, Sec-17, Rohini, Delhi-89</text:p>
      <text:p text:style-name="P6"/>
      <text:p text:style-name="P6">November 2018</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
      <text:p text:style-name="P1"/>
      <text:p text:style-name="P1"><text:s text:c="25"/>Certificate by Supervisor</text:p>
      <text:p text:style-name="P1"> </text:p>
      <text:p text:style-name="P1">This is to certify that Report titled “<text:span text:style-name="T2">Course Recomendation System</text:span>” is submitted by <text:span text:style-name="T2">Achintya Sarkar , Himanshu Ratnani , Aayush Tiwari , Abhishek Jain</text:span> in partial fulfillment of the requirement for the award of degree B.Tech in Computer Science &amp; Engineering to BPIT, GGSIP University, Dwarka, Delhi. It is a record of the candidates own work carried out by them under my supervision. The matter embodied in this Report is original and has not been submitted for the award of any other degree.</text:p>
      <text:p text:style-name="P1"> </text:p>
      <text:p text:style-name="P1"> <text:tab/><text:tab/><text:tab/><text:tab/><text:tab/><text:tab/><text:tab/><text:tab/><text:tab/><text:tab/>(Signature)</text:p>
      <text:p text:style-name="P2">Date: <text:tab/><text:tab/><text:tab/><text:tab/><text:tab/><text:tab/><text:tab/><text:tab/> <text:s text:c="24"/>Superviso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Certificate by HOD</text:p>
      <text:p text:style-name="P2"/>
      <text:p text:style-name="P2">This is to certify that Report titled “<text:span text:style-name="T2">Course Recommendation</text:span>” is submitted by <text:span text:style-name="T2">Achintya Sarkar , Abhishek Jain , Aayush Tiwari </text:span>,<text:span text:style-name="T2">Himanshu Ratnani</text:span> under the guidance of <text:span text:style-name="T2">Ms Charu Gupta </text:span>in partial fulfillment of the requirement for the award of degree B.Tech in Computer Science &amp; Engineering to BPIT, GGSIP University, Dwarka, Delhi. The matter embodied in this Report is original and has been dully approved for the submission.</text:p>
      <text:p text:style-name="P2"> </text:p>
      <text:p text:style-name="P2"> <text:tab/><text:tab/><text:tab/><text:tab/><text:tab/><text:tab/><text:tab/><text:tab/><text:tab/> <text:s text:c="5"/>(signature)</text:p>
      <text:p text:style-name="P2">Date: <text:tab/><text:tab/><text:tab/><text:tab/><text:tab/><text:tab/><text:tab/> <text:s text:c="11"/>Dr. Deepali Virman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Acknowledgement</text:p>
      <text:p text:style-name="P3"/>
      <text:p text:style-name="P3"><text:span text:style-name="T4">W</text:span>e would like to express <text:span text:style-name="T4">a</text:span> word of thanks to all those who have provided us with sincere advices and information during the course of the period we thought and worked for the creation of the product. It was indeed a great pleasure for us to work in a very cooperative, enthusiastic and learning atmosphere it was a very informative experience and we all have grown a lot during the course of creation of the final product and are much prepared to take on future projects and complete them before deadlines with utmost sincerity and <text:span text:style-name="T4">delinquency</text:span> . </text:p>
      <text:p text:style-name="P3">we would like to express my sincere gratitude to our mentor, Ms. Charu <text:span text:style-name="T5">Gupta</text:span> for guiding us through this project. <text:span text:style-name="T3">we</text:span> thank <text:span text:style-name="T3">her</text:span> for the invaluable guidance and encouragement <text:span text:style-name="T3">she provided</text:span> throughout this project. The valuable suggestions, <text:span text:style-name="T3">given by the m’aam is one of the main reasons for the completion of this project</text:span>. </text:p>
      <text:p text:style-name="P3">I wish to express my sincere to Ms.<text:span text:style-name="T4">Deepali vermani</text:span> <text:s/>for her strict supervision, constant encouragement, inspiration and guidance, which ensured the worthiness of my repor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Table of Contents (with Page No. and Justification)</text:p>
      <text:p text:style-name="P3"/>
      <text:p text:style-name="P3">List of Figures</text:p>
      <text:p text:style-name="P3">List of Tables</text:p>
      <text:p text:style-name="P3">Abstract</text:p>
      <text:p text:style-name="P3"/>
      <text:p text:style-name="P3">Chapter 1 : <text:s text:c="2"/>Introduction</text:p>
      <text:p text:style-name="P3">Chapter 2 : <text:s text:c="2"/>Related Work</text:p>
      <text:p text:style-name="P3">Chapter 3 : System Analysis and Design</text:p>
      <text:p text:style-name="P3"><text:s text:c="13"/>3.1 : Software Requirement Specifications (h/w and s/w </text:p>
      <text:p text:style-name="P3"><text:s text:c="22"/>requirements)</text:p>
      <text:p text:style-name="P3"><text:s text:c="13"/>3.2 : Use Case Diagrams</text:p>
      <text:p text:style-name="P3"><text:s text:c="13"/>3.3 : Flow Chart/ Activity </text:p>
      <text:p text:style-name="P3">Chapter 4 : Proposed Work ( Your Algorithm)</text:p>
      <text:p text:style-name="P3">Chapter 5 : Implementation/Results</text:p>
      <text:p text:style-name="P3">Chapter 6 : Conclusion</text:p>
      <text:p text:style-name="P3">Chapter 7 : Future Work</text:p>
      <text:p text:style-name="P3">REFERENCES</text:p>
      <text:p text:style-name="P3">APPENDIX</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text:tab/>Introduction </text:p>
      <text:p text:style-name="P3"/>
      <text:p text:style-name="P3">Nowadays, the amount of educational resources spread at Internet is huge and diverse . Massive Online Open Courses (MOOCs) such us Coursera, Udacity, EdX, to name a few, are gaining momentum[3] . It is possible to find courses from almost every knowledge domain[1]. This vast offer overwhelm any user willing to find courses according his/her background. This task can be tedious because it involves access to each platform, search available courses, select some courses, read carefully each course syllabus, and choose appropriate content. This process can be unmanageable if we extend our search beyond online courses to educational content. </text:p>
      <text:p text:style-name="P3">In this work we propose a system for online courses recommendation, although MOOCs courses are primarily focused. To do so, we rely on course reviews , NLP [4] and <text:s/>we use a set of tools for using sentiments and classify courses based on them . <text:s/>Accordingly each course is assigned to a set of users who get a particular scores based on correlation[2] .</text:p>
      <text:p text:style-name="P3">Each document is a combination of topics and each topic is a probability distribution over words . Topic models are a type of graphical model based on Bayesian networks or SVM Classifiers [1]. </text:p>
      <text:p text:style-name="P3">The generative process described by a topic model does not make any assumptions about the order of words as they appear in documents. The only information relevant to the model is the number of times words are produced, this is known as the “bag-of- words” assumption [1].</text:p>
      <text:p text:style-name="P3"/>
      <text:p text:style-name="P3"/>
      <text:p text:style-name="P3"/>
      <text:p text:style-name="P3"/>
      <text:p text:style-name="P3"/>
      <text:p text:style-name="P3">Problem Statement </text:p>
      <text:p text:style-name="P3">Nowadays, the amount of educational resources spread at Internet is huge and diverse . Massive Online Open Courses (MOOCs) such us Coursera , Udacity, EdX, to name a few, are gaining momentum. It is easy for a sophomore or even some senior year students to get lost in choosing the right course . The recommendation system we propose is trying to solve the issue where the course is recommended based on users general rating score based on their answers and academic record.</text:p>
      <text:p text:style-name="P3"/>
      <text:p text:style-name="P3">Need For the project </text:p>
      <text:p text:style-name="P3">The proposed project suggests an optimum course for each student separately . This gives each user the flexibility to try new course which they will be able to complete within stipulated time and gain knowledge without having to worry if the suggested course would be too easy or too difficult for them . This system also saves the time of user which could have been lost due to sheer number of online courses available on the internet .</text:p>
      <text:p text:style-name="P3"/>
      <text:p text:style-name="P3">Survey </text:p>
      <text:p text:style-name="P3">Recommendation system [1] are of 3 types content based collaborative and hybrid recommendation system . These are governed by some rules which come under fuzzy logic [8] . The further analysis of review can be done </text:p>
      <text:p text:style-name="P3">using sentiment analysis .In the proposed project the accuracy of recommendation can be adjusted so as to give probabilistic recommendation to a certain degree and rest based on user item matrix.</text:p>
      <text:p text:style-name="P3">Work Done </text:p>
      <text:p text:style-name="P3">The current progress has been the data collection and labelling of reviews from websites . The algorithms used to make a classifier for the reviews and get its sentiment has been able to differentiate and give scores to reviews with a classifier.score of 70% but it is a work in progress for multi class classification for differential scoring of reviews . The training of the classifier was done for only english reviews and nltk library was used to get the features from the classifier. </text:p>
      <text:p text:style-name="P3"/>
      <text:p text:style-name="P3"><text:soft-page-break/>Future Work </text:p>
      <text:p text:style-name="P3">Our Next step would be to implement a recommendation algorithm for the labeled courses and also to optimise the obtained features such that only the necessary information is extracted from each review and the training takes lesser time to implement . But before training appropriate training data (User , Item matrix etc. ) has to be extracted. Once goes as planned the recommendation system might be able to work in real word case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System analysis and design</text:p>
      <text:p text:style-name="P11">software requirement specification</text:p>
      <text:p text:style-name="P12"><text:tab/>hardware </text:p>
      <text:p text:style-name="P12"><text:tab/>any device that can access web </text:p>
      <text:p text:style-name="P12"><text:tab/>software</text:p>
      <text:p text:style-name="P12"><text:tab/>any browse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Kmeans</text:p>
      <text:p text:style-name="P16"><text:span text:style-name="T6">k</text:span><text:span text:style-name="T8">-means clustering</text:span><text:span text:style-name="T9"> is a method of </text:span><text:a xlink:type="simple" xlink:href="https://en.wikipedia.org/wiki/Vector_quantization" text:style-name="Internet_20_link" text:visited-style-name="Visited_20_Internet_20_Link"><text:span text:style-name="T10">vector quantization</text:span></text:a><text:span text:style-name="T9">, originally from </text:span><text:a xlink:type="simple" xlink:href="https://en.wikipedia.org/wiki/Signal_processing" text:style-name="Internet_20_link" text:visited-style-name="Visited_20_Internet_20_Link"><text:span text:style-name="T10">signal processing</text:span></text:a><text:span text:style-name="T9">, that is popular for </text:span><text:a xlink:type="simple" xlink:href="https://en.wikipedia.org/wiki/Cluster_analysis" text:style-name="Internet_20_link" text:visited-style-name="Visited_20_Internet_20_Link"><text:span text:style-name="T10">cluster analysis</text:span></text:a><text:span text:style-name="T9"> in </text:span><text:a xlink:type="simple" xlink:href="https://en.wikipedia.org/wiki/Data_mining" text:style-name="Internet_20_link" text:visited-style-name="Visited_20_Internet_20_Link"><text:span text:style-name="T10">data mining</text:span></text:a><text:span text:style-name="T9">. </text:span><text:span text:style-name="T7">k</text:span><text:span text:style-name="T9">-means clustering aims to </text:span><text:a xlink:type="simple" xlink:href="https://en.wikipedia.org/wiki/Partition_of_a_set" text:style-name="Internet_20_link" text:visited-style-name="Visited_20_Internet_20_Link"><text:span text:style-name="T10">partition</text:span></text:a><text:span text:style-name="T9"> </text:span><text:span text:style-name="T7">n</text:span><text:span text:style-name="T9"> observations into </text:span><text:span text:style-name="T7">k</text:span><text:span text:style-name="T9"> clusters in which each observation belongs to the </text:span><text:a xlink:type="simple" xlink:href="https://en.wikipedia.org/wiki/Cluster_(statistics)" text:style-name="Internet_20_link" text:visited-style-name="Visited_20_Internet_20_Link"><text:span text:style-name="T10">cluster</text:span></text:a><text:span text:style-name="T9"> with the nearest </text:span><text:a xlink:type="simple" xlink:href="https://en.wikipedia.org/wiki/Mean" text:style-name="Internet_20_link" text:visited-style-name="Visited_20_Internet_20_Link"><text:span text:style-name="T10">mean</text:span></text:a><text:span text:style-name="T9">, serving as a prototype of the cluster. This results in a partitioning of the data space into </text:span><text:a xlink:type="simple" xlink:href="https://en.wikipedia.org/wiki/Voronoi_cell" text:style-name="Internet_20_link" text:visited-style-name="Visited_20_Internet_20_Link"><text:span text:style-name="T10">Voronoi cells</text:span></text:a><text:span text:style-name="T9">.</text:span></text:p>
      <text:p text:style-name="P17"><text:span text:style-name="T9">The problem is computationally difficult (</text:span><text:a xlink:type="simple" xlink:href="https://en.wikipedia.org/wiki/NP-hardness" text:style-name="Internet_20_link" text:visited-style-name="Visited_20_Internet_20_Link"><text:span text:style-name="T10">NP-hard</text:span></text:a><text:span text:style-name="T9">); however, there are efficient </text:span><text:a xlink:type="simple" xlink:href="https://en.wikipedia.org/wiki/Heuristic_algorithm" text:style-name="Internet_20_link" text:visited-style-name="Visited_20_Internet_20_Link"><text:span text:style-name="T10">heuristic algorithms</text:span></text:a><text:span text:style-name="T9"> that are commonly employed and converge quickly to a </text:span><text:a xlink:type="simple" xlink:href="https://en.wikipedia.org/wiki/Local_optimum" text:style-name="Internet_20_link" text:visited-style-name="Visited_20_Internet_20_Link"><text:span text:style-name="T10">local optimum</text:span></text:a><text:span text:style-name="T9">. These are usually similar to the </text:span><text:a xlink:type="simple" xlink:href="https://en.wikipedia.org/wiki/Expectation-maximization_algorithm" text:style-name="Internet_20_link" text:visited-style-name="Visited_20_Internet_20_Link"><text:span text:style-name="T10">expectation-maximization algorithm</text:span></text:a><text:span text:style-name="T9"> for </text:span><text:a xlink:type="simple" xlink:href="https://en.wikipedia.org/wiki/Mixture_model" text:style-name="Internet_20_link" text:visited-style-name="Visited_20_Internet_20_Link"><text:span text:style-name="T10">mixtures</text:span></text:a><text:span text:style-name="T9"> of </text:span><text:a xlink:type="simple" xlink:href="https://en.wikipedia.org/wiki/Gaussian_distribution" text:style-name="Internet_20_link" text:visited-style-name="Visited_20_Internet_20_Link"><text:span text:style-name="T10">Gaussian distributions</text:span></text:a><text:span text:style-name="T9"> via an iterative refinement approach employed by both </text:span><text:span text:style-name="T7">k-means</text:span><text:span text:style-name="T9"> and </text:span><text:span text:style-name="T7">Gaussian mixture modeling</text:span><text:span text:style-name="T9">. Additionally, they both use cluster centers to model the data; however, </text:span><text:span text:style-name="T7">k</text:span><text:span text:style-name="T9">-means clustering tends to find clusters of comparable spatial extent, while the expectation-maximization mechanism allows clusters to have different shapes.</text:span></text:p>
      <text:p text:style-name="P17"><text:span text:style-name="T9">The algorithm has a loose relationship to the </text:span><text:a xlink:type="simple" xlink:href="https://en.wikipedia.org/wiki/K-nearest_neighbor" text:style-name="Internet_20_link" text:visited-style-name="Visited_20_Internet_20_Link"><text:span text:style-name="T11">k</text:span></text:a><text:a xlink:type="simple" xlink:href="https://en.wikipedia.org/wiki/K-nearest_neighbor" text:style-name="Internet_20_link" text:visited-style-name="Visited_20_Internet_20_Link"><text:span text:style-name="T10">-nearest neighbor classifier</text:span></text:a><text:span text:style-name="T9">, a popular </text:span><text:a xlink:type="simple" xlink:href="https://en.wikipedia.org/wiki/Machine_learning" text:style-name="Internet_20_link" text:visited-style-name="Visited_20_Internet_20_Link"><text:span text:style-name="T10">machine learning</text:span></text:a><text:span text:style-name="T9"> technique for classification that is often confused with </text:span><text:span text:style-name="T7">k</text:span><text:span text:style-name="T9">-means due to the </text:span><text:span text:style-name="T7">k</text:span><text:span text:style-name="T9"> in the name. One can apply the 1-nearest neighbor classifier on the cluster centers obtained by </text:span><text:span text:style-name="T7">k</text:span><text:span text:style-name="T9">-means to classify new data into the existing clusters. This is known as </text:span><text:a xlink:type="simple" xlink:href="https://en.wikipedia.org/wiki/Nearest_centroid_classifier" text:style-name="Internet_20_link" text:visited-style-name="Visited_20_Internet_20_Link"><text:span text:style-name="T10">nearest centroid classifier</text:span></text:a><text:span text:style-name="T9"> or </text:span><text:a xlink:type="simple" xlink:href="https://en.wikipedia.org/wiki/Rocchio_algorithm" text:style-name="Internet_20_link" text:visited-style-name="Visited_20_Internet_20_Link"><text:span text:style-name="T10">Rocchio algorithm</text:span></text:a><text:span text:style-name="T9">.</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Implementation</text:p>
      <text:p text:style-name="P13">the course recommender is one of the most powerful tool a student can get his hands on its one of the tools that is a game changer in terms of being effective and providing results to the student . One <text:s/>of the best thing a student can do in his life is to use his time effectively and given proper guidance any student can shoot to the moon . Course recommendation is a special project taken in consideration the problems a student goes throw his daily life by fixing it and can be used by any student with a keen interest to learn and grow . As a student we know how big the web really is and in this ocean of information finding the one we need is too tough going throw numerous pages to get what we need is not that effective approach so we tackled our this daily approach and created this product course recommendation system . So you want to learn somethings okay anyone can name to so many websites udemy ,coursera ,etc etc where you can search the course you want thats fine but how to know this one is the best you do’t know every website that is there you have not gone throw all the <text:s/>courses present at that website . Ratings can be <text:span text:style-name="T12">deceiving <text:s/>and so many courses have so many ratings which among them is for you so we created this project who provides you with the best course for you in whole of the internet which will give you the best result there is .</text:span></text:p>
      <text:p text:style-name="P14">Being a smart worker is always better than being a hard worker . Our algorithm also consider how well <text:span text:style-name="T13">ve</text:span>rsed you are with the subject and also keeps i<text:span text:style-name="T13">n</text:span> consideration your older <text:span text:style-name="T13">courses</text:span> taken <text:span text:style-name="T13">to recommend the best course their is . The recommended courses can be paid or free.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text:soft-page-break/>Conclusion</text:p>
      <text:p text:style-name="P15">our 4 <text:s/>months of work bear fruits and our course recommending system is working correctly and our algorithm is being effective and providing good results to the queries provided their is still <text:s/>a lot of room for improvement . We are happy with the results provided by the system .performance of the algorithm can be improved due to our lack of knowledge and time we will leave this project for further improvement afterwards .</text:p>
      <text:p text:style-name="P15">Future work</text:p>
      <text:p text:style-name="P15">the project can be expanded by adding blogs and websites that can be added and can be helpful to the students we can also add books to the recommendation system newsletter can be added the one that student can subscribe to for being up to date to the current things and youtube channels that are helpful can also added with the system a forum or discussion feature can also be added to the product for making the product much better and being all round recommending syst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1:37:36.655264050</meta:creation-date>
    <dc:date>2018-11-01T13:34:36.362102757</dc:date>
    <meta:editing-duration>PT28M59S</meta:editing-duration>
    <meta:editing-cycles>6</meta:editing-cycles>
    <meta:generator>LibreOffice/5.4.0.3$MacOSX_X86_64 LibreOffice_project/7556cbc6811c9d992f4064ab9287069087d7f62c</meta:generator>
    <meta:document-statistic meta:table-count="0" meta:image-count="0" meta:object-count="0" meta:page-count="11" meta:paragraph-count="83" meta:word-count="1826" meta:character-count="11038" meta:non-whitespace-character-count="9090"/>
  </office:meta>
</office:document-meta>
</file>